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oller (EEZ-GUI)</text:h>
                    <text:list>
                        <text:list-item>
                            <text:h text:style-name="Heading_20_2" text:outline-level="2">Description</text:h>
                        </text:list-item>
                    </text:list>
                </text:list-item>
            </text:list>

            <text:p text:style-name="Standard">This Widget allows us to select one option from a list using touch based scrolling.</text:p>

            
                <text:list xml:id="list_Roller (EEZ-GUI)2" text:continue-numbering="true" text:continue-list="list_Roll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EEZ-GUI)5"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Roller (EEZ-GUI)6" text:continue-numbering="true" text:continue-list="list_Roller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Roller (EEZ-GUI)7" text:continue-numbering="true" text:continue-list="list_Roller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Roller (EEZ-GUI)8" text:continue-numbering="true" text:continue-list="list_Roller (EEZ-GUI)7"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he text that is displayed in the widget for each possible value that is selected.</text:p><text:p text:style-name="Standard">Example: set Data to <text:span text:style-name="backtick">selected_option</text:span> (of type <text:span text:style-name="backtick">integer</text:span>), set Min to <text:span text:style-name="backtick">0</text:span>, and Max to <text:span text:style-name="backtick">Array.length(TEXTS) - 1</text:span>, where <text:span text:style-name="backtick">TEXTS</text:span> is a variable of type <text:span text:style-name="backtick">array:string</text:span> with <text:span text:style-name="backtick"> Default value</text:span> set to: <text:span text:style-name="backtick">["Option 1", "Option 2", "Option 3", ...]</text:span> and then we can set this property to <text:span text:style-name="backtick">TEXTS[selected_option]</text:span>.</text:p>,
                                            <text:list xml:id="list_Roller (EEZ-GUI)9" text:continue-numbering="true" text:continue-list="list_Roller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EEZ-GUI)10" text:continue-numbering="true" text:continue-list="list_Roller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oller (EEZ-GUI)11" text:continue-numbering="true" text:continue-list="list_Roller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Roller (EEZ-GUI)12" text:continue-numbering="true" text:continue-list="list_Roller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oller (EEZ-GUI)13" text:continue-numbering="true" text:continue-list="list_Roller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oller (EEZ-GUI)14" text:continue-numbering="true" text:continue-list="list_Roller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EEZ-GUI)15" text:continue-numbering="true" text:continue-list="list_Roller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EEZ-GUI)16" text:continue-numbering="true" text:continue-list="list_Roller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EEZ-GUI)17" text:continue-numbering="true" text:continue-list="list_Roller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EEZ-GUI)18" text:continue-numbering="true" text:continue-list="list_Roller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EEZ-GUI)19" text:continue-numbering="true" text:continue-list="list_Roller (EEZ-GUI)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EEZ-GUI)20" text:continue-numbering="true" text:continue-list="list_Roller (EEZ-GUI)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Roller (EEZ-GUI)21" text:continue-numbering="true" text:continue-list="list_Roller (EEZ-GUI)20" text:style-name="Outline">
                                                <text:list-item>
                                                    <text:list>
                                                        <text:list-item>
                                                            <text:list>
                                                                <text:list-item>
                                                                    <text:h text:style-name="Heading_20_3" text:outline-level="3">
                                                                        Selected value
                                                                        <text:s text:c="4"/>
                                                                        <text:span text:style-name="T2">Object</text:span>
                                                                    </text:h>
                                                                </text:list-item>
                                                            </text:list>
                                                        </text:list-item>
                                                    </text:list>
                                                </text:list-item>
                                            </text:list>
                                            <text:p text:style-name="Standard">Style used to render selected value.</text:p>,
                                            <text:list xml:id="list_Roller (EEZ-GUI)22" text:continue-numbering="true" text:continue-list="list_Roller (EEZ-GUI)21" text:style-name="Outline">
                                                <text:list-item>
                                                    <text:list>
                                                        <text:list-item>
                                                            <text:list>
                                                                <text:list-item>
                                                                    <text:h text:style-name="Heading_20_3" text:outline-level="3">
                                                                        Unselected value
                                                                        <text:s text:c="4"/>
                                                                        <text:span text:style-name="T2">Object</text:span>
                                                                    </text:h>
                                                                </text:list-item>
                                                            </text:list>
                                                        </text:list-item>
                                                    </text:list>
                                                </text:list-item>
                                            </text:list>
                                            <text:p text:style-name="Standard">Style used to render other (unselected) value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EEZ-GUI)23" text:continue-numbering="true" text:continue-list="list_Roller (EEZ-GUI)2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EEZ-GUI)2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EEZ-GUI)25" text:continue-numbering="true" text:continue-list="list_Roller (EEZ-GUI)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EEZ-GUI)26" text:continue-numbering="true" text:continue-list="list_Roller (EEZ-GUI)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EEZ-GUI)27" text:continue-numbering="true" text:continue-list="list_Roller (EEZ-GUI)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EEZ-GUI)3" text:continue-numbering="true" text:continue-list="list_Roller (EEZ-GUI)2" text:style-name="Outline">
                    <text:list-item>
                        <text:list>
                            <text:list-item>
                                <text:h text:style-name="Heading_20_2" text:outline-level="2">Inputs</text:h>
                            </text:list-item>
                        </text:list>
                    </text:list-item>
                </text:list>

                
                            <text:list xml:id="list_Roller (EEZ-GUI)28" text:continue-numbering="true" text:style-name="Outline">
                                <text:list-item>
                                    <text:list>
                                        <text:list-item>
                                            <text:list>
                                                <text:list-item>
                                                    <text:h text:style-name="Heading_20_3" text:outline-level="3">
                                                        clear
                                                        <text:s text:c="4"/>
                                                        <text:span text:style-name="T2">SEQ | OPTIONAL</text:span>
                                                    </text:h>
                                                </text:list-item>
                                            </text:list>
                                        </text:list-item>
                                    </text:list>
                                </text:list-item>
                            </text:list>
                            <text:p text:style-name="Standard">We need to send a signal to this input if we want to reset the selection, i.e. choose the first option.</text:p>

            


            
                    <text:list xml:id="list_Roller (EEZ-GUI)4" text:continue-numbering="true" text:continue-list="list_Roller (EEZ-GUI)3" text:style-name="Outline">
                        <text:list-item>
                            <text:list>
                                <text:list-item>
                                    <text:h text:style-name="Heading_20_2" text:outline-level="2">Examples</text:h>
                                </text:list-item>
                            </text:list>
                        </text:list-item>
                    </text:list>
                    <text:p text:style-name="Standard"/>
                    
                    <text:list xml:id="list_Roller (EEZ-GUI)29"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